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7146in" fo:margin-left="-0.5479in" table:align="left"/>
    </style:style>
    <style:style style:name="Tableau1.A" style:family="table-column">
      <style:table-column-properties style:column-width="2.0833in"/>
    </style:style>
    <style:style style:name="Tableau1.B" style:family="table-column">
      <style:table-column-properties style:column-width="3.9063in"/>
    </style:style>
    <style:style style:name="Tableau1.C" style:family="table-column">
      <style:table-column-properties style:column-width="1.725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2" style:family="table-row">
      <style:table-row-properties style:min-row-height="0.5903in"/>
    </style:style>
    <style:style style:name="Tableau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7" style:family="table-cell">
      <style:table-cell-properties fo:padding="0.0382in" fo:border-left="0.05pt solid #000000" fo:border-right="none" fo:border-top="none" fo:border-bottom="0.05pt solid #000000"/>
    </style:style>
    <style:style style:name="Tableau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9" style:family="table-cell">
      <style:table-cell-properties fo:padding="0.0382in" fo:border-left="0.05pt solid #000000" fo:border-right="none" fo:border-top="none" fo:border-bottom="0.05pt solid #000000"/>
    </style:style>
    <style:style style:name="Tableau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1" style:family="table-cell">
      <style:table-cell-properties fo:padding="0.0382in" fo:border-left="0.05pt solid #000000" fo:border-right="none" fo:border-top="none" fo:border-bottom="0.05pt solid #000000"/>
    </style:style>
    <style:style style:name="Tableau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2d38be" officeooo:paragraph-rsid="002d38be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0302b69" officeooo:paragraph-rsid="00302b69" style:font-size-asian="14pt" style:font-size-complex="14pt"/>
    </style:style>
    <style:style style:name="P6" style:family="paragraph" style:parent-style-name="Text_20_body">
      <style:text-properties style:font-name="Liberation Sans" officeooo:rsid="002b7bcf" officeooo:paragraph-rsid="00374bfa"/>
    </style:style>
    <style:style style:name="P7" style:family="paragraph" style:parent-style-name="Text_20_body">
      <style:text-properties style:font-name="Liberation Sans" officeooo:rsid="002b7bcf" officeooo:paragraph-rsid="004048b1"/>
    </style:style>
    <style:style style:name="P8" style:family="paragraph" style:parent-style-name="Text_20_body">
      <style:text-properties style:font-name="Liberation Sans" officeooo:paragraph-rsid="00374bfa"/>
    </style:style>
    <style:style style:name="P9" style:family="paragraph" style:parent-style-name="Standard">
      <style:text-properties style:font-name="Liberation Sans" officeooo:paragraph-rsid="004657f8"/>
    </style:style>
    <style:style style:name="P10" style:family="paragraph" style:parent-style-name="Standard">
      <style:text-properties style:font-name="Liberation Sans" fo:font-size="16pt" fo:font-style="normal" fo:font-weight="bold" officeooo:paragraph-rsid="003ecdfe" style:font-size-asian="16pt" style:font-style-asian="normal" style:font-weight-asian="bold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e41e0" style:font-size-asian="12pt"/>
    </style:style>
    <style:style style:name="T4" style:family="text">
      <style:text-properties fo:font-size="12pt" officeooo:rsid="002b7bcf" style:font-size-asian="12pt"/>
    </style:style>
    <style:style style:name="T5" style:family="text">
      <style:text-properties fo:font-size="12pt" officeooo:rsid="00379b0d" style:font-size-asian="12pt"/>
    </style:style>
    <style:style style:name="T6" style:family="text">
      <style:text-properties fo:font-size="12pt" officeooo:rsid="0039ac17" style:font-size-asian="12pt"/>
    </style:style>
    <style:style style:name="T7" style:family="text">
      <style:text-properties fo:font-size="12pt" officeooo:rsid="003a1172" style:font-size-asian="12pt"/>
    </style:style>
    <style:style style:name="T8" style:family="text">
      <style:text-properties fo:font-size="12pt" officeooo:rsid="00434205" style:font-size-asian="12pt"/>
    </style:style>
    <style:style style:name="T9" style:family="text">
      <style:text-properties fo:font-size="12pt" officeooo:rsid="0044becf" style:font-size-asian="12pt"/>
    </style:style>
    <style:style style:name="T10" style:family="text">
      <style:text-properties fo:font-size="12pt" officeooo:rsid="0045362e" style:font-size-asian="12pt"/>
    </style:style>
    <style:style style:name="T11" style:family="text">
      <style:text-properties fo:font-size="12pt" officeooo:rsid="004657f8" style:font-size-asian="12pt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fo:font-size="12pt" fo:font-weight="bold" officeooo:rsid="00374bfa" style:font-size-asian="12pt" style:font-weight-asian="bold" style:font-weight-complex="bold"/>
    </style:style>
    <style:style style:name="T14" style:family="text">
      <style:text-properties fo:font-size="12pt" fo:font-weight="bold" officeooo:rsid="002b7bcf" style:font-size-asian="12pt" style:font-weight-asian="bold" style:font-weight-complex="bold"/>
    </style:style>
    <style:style style:name="T15" style:family="text">
      <style:text-properties fo:font-size="12pt" fo:font-weight="bold" officeooo:rsid="003ded7b" style:font-size-asian="12pt" style:font-weight-asian="bold" style:font-weight-complex="bold"/>
    </style:style>
    <style:style style:name="T16" style:family="text">
      <style:text-properties fo:font-size="12pt" fo:font-weight="bold" officeooo:rsid="004657f8" style:font-size-asian="12pt" style:font-weight-asian="bold" style:font-weight-complex="bold"/>
    </style:style>
    <style:style style:name="T17" style:family="text">
      <style:text-properties fo:font-size="12pt" fo:font-weight="bold" officeooo:rsid="004778c1" style:font-size-asian="12pt" style:font-weight-asian="bold" style:font-weight-complex="bold"/>
    </style:style>
    <style:style style:name="T18" style:family="text">
      <style:text-properties officeooo:rsid="002c07e3"/>
    </style:style>
    <style:style style:name="T19" style:family="text">
      <style:text-properties officeooo:rsid="00302b69"/>
    </style:style>
    <style:style style:name="T20" style:family="text">
      <style:text-properties officeooo:rsid="00477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pas de fruits</text:p>
      <text:p text:style-name="P9"><text:span text:style-name="T1">Votre équipe s'est vu offrir un panier de fruits (voir liste ci-dessous) que vous vous apprêtez à consommer.</text:span><text:span text:style-name="T2"> Estimez le niveau d'effort (story points) qu'il vous faut </text:span><text:span text:style-name="T12">personnellement</text:span><text:span text:style-name="T2"> pour consommer c</text:span><text:span text:style-name="T11">hacun de ces </text:span><text:span text:style-name="T2">fruits </text:span><text:span text:style-name="T5">(épluchage, </text:span><text:span text:style-name="T8">mâchage</text:span><text:span text:style-name="T5">...)</text:span><text:span text:style-name="T2">. Votre équipe doit être d'accord sur la valeur, si </text:span><text:span text:style-name="T9">vos</text:span><text:span text:style-name="T2"> valeurs divergent discutez et affinez </text:span><text:span text:style-name="T3">pour avoir une valeur représentative du groupe</text:span><text:span text:style-name="T2">. </text:span><text:span text:style-name="T15">Vous ne devez pas faire la moyenne de vos valeurs.</text:span></text:p>
      <text:p text:style-name="P9"><text:span text:style-name="T15"/></text:p>
      <text:p text:style-name="P9"><text:span text:style-name="T15">O</text:span><text:span text:style-name="T16">n partira du principe que vous aimez tous et toutes ces fruits. Ainsi </text:span><text:span text:style-name="T17">vous ne majorerez pas vos points en fonction de vos affinités avec ces fruits.</text:span></text:p>
      <text:p text:style-name="P9"><text:span text:style-name="T17"/></text:p>
      <text:p text:style-name="P6">N’hésitez pas à « <text:span text:style-name="T18">questionner » le fruit si vous estimez qu’il manque des informations (avec ou sans pépins ? Est-ce une variété avec un peau consommable ?…). </text:span><text:span text:style-name="T19">Pensez à les rajouter dans la colonne « informations complémentaires ».</text:span></text:p>
      <text:p text:style-name="P8"><text:span text:style-name="T4">Pour évite</text:span><text:span text:style-name="T6">r</text:span><text:span text:style-name="T4"> une influence (voulue ou non) entre membre</text:span><text:span text:style-name="T7">s</text:span><text:span text:style-name="T4"> d’un groupe. </text:span><text:span text:style-name="T13">M</text:span><text:span text:style-name="T14">ontrez tous en même temps votre carte.</text:span><text:span text:style-name="T4"> </text:span><text:span text:style-name="T10">Accordez-vous</text:span><text:span text:style-name="T4"> une réflexion 1-3 minutes </text:span><text:span text:style-name="T10">pour justifier vos choix</text:span><text:span text:style-name="T4">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05553153651968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Informations complémentaires <text:span text:style-name="T20">(à avant de définir vos scores)</text:span></text:p>
          </table:table-cell>
          <table:table-cell table:style-name="Tableau1.C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3">Abricot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Durian</text:p>
          </table:table-cell>
          <table:table-cell table:style-name="Tableau1.B3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anane</text:p>
          </table:table-cell>
          <table:table-cell table:style-name="Tableau1.B4" office:value-type="string">
            <text:p text:style-name="P1"/>
          </table:table-cell>
          <table:table-cell table:style-name="Tableau1.C4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Cerise</text:p>
          </table:table-cell>
          <table:table-cell table:style-name="Tableau1.B5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Pastèque</text:p>
          </table:table-cell>
          <table:table-cell table:style-name="Tableau1.B6" office:value-type="string">
            <text:p text:style-name="P1"/>
          </table:table-cell>
          <table:table-cell table:style-name="Tableau1.C6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Raisin (un seul)</text:p>
          </table:table-cell>
          <table:table-cell table:style-name="Tableau1.B7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Mangue</text:p>
          </table:table-cell>
          <table:table-cell table:style-name="Tableau1.B8" office:value-type="string">
            <text:p text:style-name="P1"/>
          </table:table-cell>
          <table:table-cell table:style-name="Tableau1.C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Kaki</text:p>
          </table:table-cell>
          <table:table-cell table:style-name="Tableau1.B9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Groseille (une seule)</text:p>
          </table:table-cell>
          <table:table-cell table:style-name="Tableau1.B10" office:value-type="string">
            <text:p text:style-name="P1"/>
          </table:table-cell>
          <table:table-cell table:style-name="Tableau1.C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3">Ananas</text:p>
          </table:table-cell>
          <table:table-cell table:style-name="Tableau1.B11" office:value-type="string">
            <text:p text:style-name="P1"/>
          </table:table-cell>
          <table:table-cell table:style-name="Tableau1.C1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4">Orange</text:p>
          </table:table-cell>
          <table:table-cell table:style-name="Tableau1.B12" office:value-type="string">
            <text:p text:style-name="P1"/>
          </table:table-cell>
          <table:table-cell table:style-name="Tableau1.C12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1T09:43:04.207000000</meta:creation-date>
    <dc:date>2024-09-11T17:10:12.930265103</dc:date>
    <meta:editing-duration>PT2H33M4S</meta:editing-duration>
    <meta:editing-cycles>33</meta:editing-cycles>
    <meta:generator>LibreOffice/7.1.7.2$MacOSX_X86_64 LibreOffice_project/c6a4e3954236145e2acb0b65f68614365aeee33f</meta:generator>
    <meta:print-date>2022-09-12T21:24:34.780000000</meta:print-date>
    <meta:document-statistic meta:table-count="1" meta:image-count="0" meta:object-count="0" meta:page-count="1" meta:paragraph-count="18" meta:word-count="191" meta:character-count="1179" meta:non-whitespace-character-count="1005"/>
  </office:meta>
</office:document-meta>
</file>